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ttps://www.exploit-db.com/exploits/7410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2408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2425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719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771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753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765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9100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16599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1144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1607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1628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1606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1620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16578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11683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1079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2164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868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16597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2403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2426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16541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11229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11151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2629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28187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29857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23785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28481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28974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23754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28082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25294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32904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26175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29858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16561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2358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16533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16551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37764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16583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16506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16590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931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930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8479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21840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20174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3444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1838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16549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18365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9455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2052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34458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16071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15122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253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17409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39663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2238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1024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3728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3808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83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18642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37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16581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24020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354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5619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39562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3577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310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730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316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19141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24495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24538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16547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16567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25999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32438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616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20547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16499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151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3148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3137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2400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2458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2460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2448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2440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16564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16532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7477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7583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7403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1110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32851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844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118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1957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1661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37060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37239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35202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39994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843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757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960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0946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0691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39699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38972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35229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38146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33587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38916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39144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374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2336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2337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1941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24432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33860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845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721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881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879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22100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923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933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907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935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22401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685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893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894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896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922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722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19777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39698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748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35230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6619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35308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12032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12156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www.freebuf.com/articles/system/51501.htm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rip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15:24:09.909698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2:32:14.190986436</meta:creation-date>
    <meta:generator>LibreOffice/4.2.8.2$Linux_X86_64 LibreOffice_project/420m0$Build-2</meta:generator>
    <dc:date>2017-11-01T15:24:22.861599096</dc:date>
    <meta:editing-duration>P0D</meta:editing-duration>
    <meta:editing-cycles>2</meta:editing-cycles>
    <meta:document-statistic meta:table-count="1" meta:cell-count="462" meta:object-count="0"/>
  </office:meta>
</office:document-meta>
</file>